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Aujourd’hui on essaye de faire rouler la voiture. On assemble donc les éléments :</text:p>
      <text:p text:style-name="Normal">-récupération d’une plus petite plaque de connexion pour plus de place sur la voiture</text:p>
      <text:p text:style-name="Normal">-soudure des câbles au moteur et soudure de connecteurs pour les câbles des piles</text:p>
      <text:p text:style-name="Normal">-branchements des éléments (radar, moteurs, carte et bluetooth)</text:p>
      <text:p text:style-name="Normal">-mise en route du servomoteur pour la direction<text:s/>( on ne savait pas que le bluetooth l’empêchait de fonctionner, on a donc mis le module bluetooth sur les ports série 0 et 1)</text:p>
      <text:p text:style-name="Normal"/>
      <text:p text:style-name="Normal">Après avoir tout branché, les moteurs tournent correctement, en revanche la voiture n’avance pas, on fait tourner les roues arrières uniquement, on espère qu’avec les quatre roues motrices cela sera suffisant pour la faire avanc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iann Cavanie</meta:initial-creator>
    <dc:creator>Kiliann Cavanie</dc:creator>
    <meta:creation-date>2023-02-13T09:19:00Z</meta:creation-date>
    <dc:date>2023-02-16T15:32:00Z</dc:date>
    <meta:template xlink:href="Normal" xlink:type="simple"/>
    <meta:editing-cycles>2</meta:editing-cycles>
    <meta:editing-duration>PT90660S</meta:editing-duration>
    <meta:document-statistic meta:page-count="1" meta:paragraph-count="1" meta:word-count="110" meta:character-count="720" meta:row-count="5" meta:non-whitespace-character-count="611"/>
  </office:meta>
</office:document-meta>
</file>